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  <style:text-properties officeooo:paragraph-rsid="00570f53"/>
    </style:style>
    <style:style style:name="P2" style:family="paragraph" style:parent-style-name="Heading_20_1">
      <style:text-properties officeooo:paragraph-rsid="010df0f9"/>
    </style:style>
    <style:style style:name="P3" style:family="paragraph" style:parent-style-name="Standard">
      <style:text-properties style:font-name="Times New Roman" fo:font-size="12pt" officeooo:rsid="018dcea5" officeooo:paragraph-rsid="018dcea5" style:font-size-asian="12pt" style:font-size-complex="12pt"/>
    </style:style>
    <style:style style:name="P4" style:family="paragraph" style:parent-style-name="Standard">
      <style:text-properties style:font-name="Times New Roman" fo:font-size="12pt" officeooo:rsid="01a97af9" officeooo:paragraph-rsid="01a97af9" style:font-size-asian="12pt" style:font-size-complex="12pt"/>
    </style:style>
    <style:style style:name="P5" style:family="paragraph" style:parent-style-name="Standard">
      <style:text-properties style:font-name="Times New Roman" fo:font-size="12pt" officeooo:rsid="01aa6350" officeooo:paragraph-rsid="01aa6350" style:font-size-asian="12pt" style:font-size-complex="12pt"/>
    </style:style>
    <style:style style:name="P6" style:family="paragraph" style:parent-style-name="Standard">
      <style:text-properties style:font-name="Times New Roman" fo:font-size="12pt" officeooo:rsid="01acc061" officeooo:paragraph-rsid="01acc061" style:font-size-asian="12pt" style:font-size-complex="12pt"/>
    </style:style>
    <style:style style:name="P7" style:family="paragraph" style:parent-style-name="Standard">
      <style:text-properties style:font-name="Times New Roman" fo:font-size="12pt" officeooo:rsid="01aeb4c1" officeooo:paragraph-rsid="01aeb4c1" style:font-size-asian="12pt" style:font-size-complex="12pt"/>
    </style:style>
    <style:style style:name="P8" style:family="paragraph" style:parent-style-name="Standard">
      <style:text-properties officeooo:rsid="017a1aad" officeooo:paragraph-rsid="017a1aad"/>
    </style:style>
    <style:style style:name="P9" style:family="paragraph" style:parent-style-name="Standard">
      <style:text-properties officeooo:rsid="017a1aad" officeooo:paragraph-rsid="017c63b7"/>
    </style:style>
    <style:style style:name="P10" style:family="paragraph" style:parent-style-name="Standard">
      <style:text-properties officeooo:rsid="017a85f7" officeooo:paragraph-rsid="017a85f7"/>
    </style:style>
    <style:style style:name="P11" style:family="paragraph" style:parent-style-name="Standard">
      <style:text-properties officeooo:rsid="017c63b7" officeooo:paragraph-rsid="017c63b7"/>
    </style:style>
    <style:style style:name="P12" style:family="paragraph" style:parent-style-name="Standard">
      <style:text-properties officeooo:rsid="017cff83" officeooo:paragraph-rsid="017cff83"/>
    </style:style>
    <style:style style:name="P13" style:family="paragraph" style:parent-style-name="Standard">
      <style:text-properties officeooo:rsid="0180769f" officeooo:paragraph-rsid="0180769f"/>
    </style:style>
    <style:style style:name="P14" style:family="paragraph" style:parent-style-name="Standard">
      <style:text-properties officeooo:rsid="0184d1b3" officeooo:paragraph-rsid="0184d1b3"/>
    </style:style>
    <style:style style:name="P15" style:family="paragraph" style:parent-style-name="Standard">
      <style:text-properties officeooo:rsid="0186f07f" officeooo:paragraph-rsid="0186f07f"/>
    </style:style>
    <style:style style:name="P16" style:family="paragraph" style:parent-style-name="Standard">
      <style:text-properties officeooo:rsid="01884017" officeooo:paragraph-rsid="01884017"/>
    </style:style>
    <style:style style:name="P17" style:family="paragraph" style:parent-style-name="Standard">
      <style:text-properties officeooo:rsid="018a1a4f" officeooo:paragraph-rsid="018a1a4f"/>
    </style:style>
    <style:style style:name="P18" style:family="paragraph" style:parent-style-name="Standard">
      <style:text-properties officeooo:rsid="018dcea5" officeooo:paragraph-rsid="018dcea5"/>
    </style:style>
    <style:style style:name="P19" style:family="paragraph" style:parent-style-name="Standard">
      <style:text-properties officeooo:rsid="019053dc" officeooo:paragraph-rsid="019053dc"/>
    </style:style>
    <style:style style:name="P20" style:family="paragraph" style:parent-style-name="Standard">
      <style:text-properties officeooo:rsid="019225b0" officeooo:paragraph-rsid="019225b0"/>
    </style:style>
    <style:style style:name="P21" style:family="paragraph" style:parent-style-name="Standard">
      <style:text-properties officeooo:rsid="019346ca" officeooo:paragraph-rsid="019346ca"/>
    </style:style>
    <style:style style:name="P22" style:family="paragraph" style:parent-style-name="Standard">
      <style:text-properties officeooo:rsid="019347a7" officeooo:paragraph-rsid="019347a7"/>
    </style:style>
    <style:style style:name="P23" style:family="paragraph" style:parent-style-name="Standard">
      <style:text-properties officeooo:rsid="0197e8b8" officeooo:paragraph-rsid="0197e8b8"/>
    </style:style>
    <style:style style:name="P24" style:family="paragraph" style:parent-style-name="Standard">
      <style:text-properties officeooo:rsid="0198a4a9" officeooo:paragraph-rsid="0198a4a9"/>
    </style:style>
    <style:style style:name="P25" style:family="paragraph" style:parent-style-name="Standard">
      <style:text-properties officeooo:rsid="0199779e" officeooo:paragraph-rsid="0199779e"/>
    </style:style>
    <style:style style:name="P26" style:family="paragraph" style:parent-style-name="Standard">
      <style:text-properties officeooo:rsid="019aefb4" officeooo:paragraph-rsid="019aefb4"/>
    </style:style>
    <style:style style:name="P27" style:family="paragraph" style:parent-style-name="Standard">
      <style:text-properties officeooo:rsid="019d77b2" officeooo:paragraph-rsid="019d77b2"/>
    </style:style>
    <style:style style:name="P28" style:family="paragraph" style:parent-style-name="Standard">
      <style:text-properties officeooo:rsid="019e53ab" officeooo:paragraph-rsid="019e53ab"/>
    </style:style>
    <style:style style:name="P29" style:family="paragraph" style:parent-style-name="Standard">
      <style:text-properties officeooo:rsid="01a6f0ed" officeooo:paragraph-rsid="01a6f0ed"/>
    </style:style>
    <style:style style:name="P30" style:family="paragraph" style:parent-style-name="Standard">
      <style:text-properties officeooo:rsid="01a8e7e1" officeooo:paragraph-rsid="01a8e7e1"/>
    </style:style>
    <style:style style:name="T1" style:family="text">
      <style:text-properties style:font-name="Times New Roman" fo:font-size="28pt" fo:letter-spacing="-0.018cm" officeooo:rsid="00496057" style:letter-kerning="true" style:font-name-asian="NSimSun" style:font-size-asian="28pt" style:font-name-complex="Arial" style:font-size-complex="28pt"/>
    </style:style>
    <style:style style:name="T2" style:family="text">
      <style:text-properties style:font-name="Times New Roman" fo:font-size="28pt" fo:letter-spacing="-0.018cm" officeooo:rsid="0052d852" style:letter-kerning="true" style:font-name-asian="NSimSun" style:font-size-asian="28pt" style:font-name-complex="Arial" style:font-size-complex="28pt"/>
    </style:style>
    <style:style style:name="T3" style:family="text">
      <style:text-properties style:font-name="Times New Roman" fo:font-size="28pt" fo:letter-spacing="-0.018cm" officeooo:rsid="00456767" style:letter-kerning="true" style:font-name-asian="NSimSun" style:font-size-asian="28pt" style:font-name-complex="Arial" style:font-size-complex="28pt"/>
    </style:style>
    <style:style style:name="T4" style:family="text">
      <style:text-properties style:font-name="Times New Roman" fo:font-size="28pt" fo:letter-spacing="-0.018cm" officeooo:rsid="001d84ff" style:letter-kerning="true" style:font-name-asian="NSimSun" style:font-size-asian="28pt" style:font-name-complex="Arial" style:font-size-complex="28pt"/>
    </style:style>
    <style:style style:name="T5" style:family="text">
      <style:text-properties style:font-name="Times New Roman" fo:font-size="28pt" fo:letter-spacing="-0.018cm" officeooo:rsid="01786bd7" style:letter-kerning="true" style:font-name-asian="NSimSun" style:font-size-asian="28pt" style:font-name-complex="Arial" style:font-size-complex="28pt"/>
    </style:style>
    <style:style style:name="T6" style:family="text">
      <style:text-properties officeooo:rsid="010df0f9"/>
    </style:style>
    <style:style style:name="T7" style:family="text">
      <style:text-properties officeooo:rsid="017a85f7"/>
    </style:style>
    <style:style style:name="T8" style:family="text">
      <style:text-properties officeooo:rsid="017efa2d"/>
    </style:style>
    <style:style style:name="T9" style:family="text">
      <style:text-properties officeooo:rsid="017f2dbd"/>
    </style:style>
    <style:style style:name="T10" style:family="text">
      <style:text-properties officeooo:rsid="0186f07f"/>
    </style:style>
    <style:style style:name="T11" style:family="text">
      <style:text-properties officeooo:rsid="018a1a4f"/>
    </style:style>
    <style:style style:name="T12" style:family="text">
      <style:text-properties officeooo:rsid="0192b4cc"/>
    </style:style>
    <style:style style:name="T13" style:family="text">
      <style:text-properties officeooo:rsid="019347a7"/>
    </style:style>
    <style:style style:name="T14" style:family="text">
      <style:text-properties officeooo:rsid="01956f7b"/>
    </style:style>
    <style:style style:name="T15" style:family="text">
      <style:text-properties officeooo:rsid="019e53ab"/>
    </style:style>
    <style:style style:name="T16" style:family="text">
      <style:text-properties officeooo:rsid="01a6f0ed"/>
    </style:style>
    <style:style style:name="T17" style:family="text">
      <style:text-properties officeooo:rsid="01aa6350"/>
    </style:style>
    <style:style style:name="T18" style:family="text">
      <style:text-properties officeooo:rsid="01ab57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ompression Cryptographie</text:span><text:span text:style-name="T3"> </text:span><text:span text:style-name="T4">- </text:span><text:span text:style-name="T1">TD</text:span><text:span text:style-name="T4"> </text:span><text:span text:style-name="T5">9</text:span></text:p>
      <text:p text:style-name="Standard"/>
      <text:h text:style-name="P2" text:outline-level="1">Exercice <text:span text:style-name="T6">1</text:span></text:h>
      <text:p text:style-name="P12">1)</text:p>
      <text:p text:style-name="P12"/>
      <text:p text:style-name="P12">2)</text:p>
      <text:p text:style-name="P12"/>
      <text:h text:style-name="Heading_20_3" text:outline-level="3"><text:span text:style-name="T7">3</text:span>) <text:span text:style-name="T8">En différenciant les cas : le bit est dans les données, une somme de contrôle ou la somme de contrôle totale, calculer les distances de Hamming de codages proches.</text:span></text:h>
      <text:p text:style-name="P9">On cherche <text:span text:style-name="T7">l</text:span>e codage le plus proche.</text:p>
      <text:p text:style-name="P8">On peut metre n'importe quoi dans le centre du tableau et cela donneras la même chose.</text:p>
      <text:p text:style-name="P8">Donnees, ligne ou colonne, en bas a droite</text:p>
      <text:p text:style-name="P8"/>
      <text:p text:style-name="P8">Le code le plus proche du code de départ est d'une distance de 4</text:p>
      <text:p text:style-name="P8">[Ajout tableau modifié ici]</text:p>
      <text:p text:style-name="P8"/>
      <text:h text:style-name="Heading_20_3" text:outline-level="3">4) <text:span text:style-name="T8">Montrer que c'est un code 1-correcteur</text:span></text:h>
      <text:p text:style-name="P10">Le theoreme dit 2k+1</text:p>
      <text:p text:style-name="P10">Donc comme on a une distance de 4, il est 1-correcteur.</text:p>
      <text:p text:style-name="P10">Comme il n'est pas d'une distance de 3 ou 5, ce n'est pas un code parfait.</text:p>
      <text:p text:style-name="P10"/>
      <text:h text:style-name="Heading_20_3" text:outline-level="3">5) <text:span text:style-name="T9">Donnez une configuration comportant 2 erreurs non corrigibles.</text:span></text:h>
      <text:p text:style-name="P11"/>
      <text:h text:style-name="Heading_20_3" text:outline-level="3">6) Montrer que c'est un code 3-détecteur mais pas 4-détecteur.</text:h>
      <text:p text:style-name="P13">[Voir tableau et feuille, refaire]</text:p>
      <text:p text:style-name="P13"/>
      <text:h text:style-name="Heading_20_1" text:outline-level="1">Exercice 2</text:h>
      <text:p text:style-name="Standard"/>
      <text:h text:style-name="Heading_20_1" text:outline-level="1">Exercice 3</text:h>
      <text:p text:style-name="P15">init</text:p>
      <text:p text:style-name="P14">self.lcoef=[]</text:p>
      <text:p text:style-name="P14">if isinstance(x,list) :</text:p>
      <text:p text:style-name="P14"><text:tab/>for e in x :</text:p>
      <text:p text:style-name="P14"><text:tab/><text:tab/>self.lcoef.apend(ElmtZnZ(e,2))</text:p>
      <text:p text:style-name="P14">elif isinstance(x,PolF2) :</text:p>
      <text:p text:style-name="P14"><text:tab/><text:span text:style-name="T10">self.lcoef=(x.lcoef).copy</text:span></text:p>
      <text:p text:style-name="P15">else :</text:p>
      <text:p text:style-name="P15"><text:tab/>if x==0</text:p>
      <text:p text:style-name="P15"><text:tab/><text:tab/>self.lcoef=[elmtznz(0,2)]</text:p>
      <text:p text:style-name="P15"><text:tab/>else</text:p>
      <text:p text:style-name="P15"><text:tab/><text:tab/>val = x</text:p>
      <text:p text:style-name="P15"><text:tab/>...</text:p>
      <text:p text:style-name="P15">while len(self.lcoef) ...</text:p>
      <text:p text:style-name="P15"/>
      <text:p text:style-name="P15">hash</text:p>
      <text:p text:style-name="P15">return int(self) :</text:p>
      <text:p text:style-name="P14"/>
      <text:p text:style-name="P16"><text:soft-page-break/>degre</text:p>
      <text:p text:style-name="P16">return l.len – <text:span text:style-name="T11">1</text:span></text:p>
      <text:p text:style-name="P16"/>
      <text:p text:style-name="P17">distancehamming</text:p>
      <text:p text:style-name="P3">return (self.other).sommeCoef()</text:p>
      <text:p text:style-name="P17"/>
      <text:p text:style-name="P18">add</text:p>
      <text:p text:style-name="P20">parcours plus petite liste, ajout 1 a 1 et rajouter les elements</text:p>
      <text:p text:style-name="P20">for k in range(degree plus grande)</text:p>
      <text:p text:style-name="P20"><text:tab/>si existeetc</text:p>
      <text:p text:style-name="P20"/>
      <text:p text:style-name="P20">// <text:span text:style-name="T14">code prof</text:span></text:p>
      <text:p text:style-name="P20">pother=PolF2(other)</text:p>
      <text:p text:style-name="P20">resl=[]</text:p>
      <text:p text:style-name="P20">for c,cc in zip(self.lcoef,pother.lcoef)</text:p>
      <text:p text:style-name="P20"><text:tab/>resl.append(c+cc)</text:p>
      <text:p text:style-name="P20">if self.degre()&gt;pother.degre() :</text:p>
      <text:p text:style-name="P19"><text:tab/><text:span text:style-name="T12">resl=resl+self.lcoef[other.degre()+1:]</text:span></text:p>
      <text:p text:style-name="P21">elif self.degre()&lt;pother.degre() :</text:p>
      <text:p text:style-name="P21"><text:tab/><text:span text:style-name="T13">resl=resl+pother.lcoef[self.degree()+1:]</text:span></text:p>
      <text:p text:style-name="P22">return PolF2(resl)</text:p>
      <text:p text:style-name="P19">// <text:span text:style-name="T14">code prof</text:span></text:p>
      <text:p text:style-name="P19"/>
      <text:p text:style-name="P23">monome(k)</text:p>
      <text:p text:style-name="P23">reutrn PolF2(2**(k))</text:p>
      <text:p text:style-name="P16"/>
      <text:p text:style-name="P24">mul</text:p>
      <text:p text:style-name="P26">for i taille de liste plus grande</text:p>
      <text:p text:style-name="P25">l1[i] * l2[i]</text:p>
      <text:p text:style-name="P25">append le truc</text:p>
      <text:p text:style-name="P25"/>
      <text:p text:style-name="P27">res=PolF2(0)</text:p>
      <text:p text:style-name="P27">for k,c in enumerate(pother.lcoef) :</text:p>
      <text:p text:style-name="P27"><text:tab/>if c==1 :</text:p>
      <text:p text:style-name="P27"><text:tab/><text:tab/>res+=PolF2([elmtznz(0,2)]*<text:span text:style-name="T15">k+self.lcoef)</text:span></text:p>
      <text:p text:style-name="P28">return re<text:span text:style-name="T16">s</text:span></text:p>
      <text:p text:style-name="P28"/>
      <text:p text:style-name="P28"/>
      <text:p text:style-name="P29">Codeur Necessaire TP</text:p>
      <text:p text:style-name="P30">codeurCRC8(CodeurCA)</text:p>
      <text:p text:style-name="P4">bloccode</text:p>
      <text:p text:style-name="P4"><text:tab/><text:span text:style-name="T17">pmfxq=polF2(M)*polFé.monome(self,pg.degree())</text:span></text:p>
      <text:p text:style-name="P5">pc = pmfxq+pmfxq%self.pg</text:p>
      <text:p text:style-name="P5">if verbose :</text:p>
      <text:p text:style-name="P5"><text:tab/>print(f"M:{M:x}"<text:span text:style-name="T18">)</text:span></text:p>
      <text:p text:style-name="P5">return int(Pc)</text:p>
      <text:p text:style-name="P5"/>
      <text:p text:style-name="P6">estvalide</text:p>
      <text:p text:style-name="P6">return PolF2(valc)%polF2(pg)</text:p>
      <text:p text:style-name="P6"/>
      <text:p text:style-name="P6"/>
      <text:p text:style-name="P7">changer bit a b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2pt" officeooo:rsid="00248dc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 fo:text-align="center" style:justify-single-word="false"/>
      <style:text-properties style:font-name="Times New Roman" fo:font-family="'Times New Roman'" style:font-family-generic="roman" style:font-pitch="variable" fo:font-size="28pt" fo:letter-spacing="-0.018cm" style:letter-kerning="true" style:font-name-asian="NSimSun" style:font-family-asian="NSimSun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text-properties fo:color="#5a5a5a" style:font-name="Times New Roman" fo:font-family="'Times New Roman'" style:font-family-generic="roman" style:font-pitch="variable" fo:letter-spacing="0.026cm" style:font-name-asian="NSimSun" style:font-family-asian="NSimSun" style:font-family-generic-asian="system" style:font-pitch-asian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Times New Roman" fo:font-family="'Times New Roman'" style:font-family-generic="roman" style:font-pitch="variable" fo:font-size="13pt" style:text-underline-style="solid" style:text-underline-width="auto" style:text-underline-color="font-color" fo:font-weight="normal" style:font-name-asian="NSimSun" style:font-family-asian="NSimSun" style:font-family-generic-asian="system" style:font-pitch-asian="variable" style:font-size-asian="13pt" style:font-weight-asian="normal" style:font-name-complex="Arial" style:font-family-complex="Arial" style:font-family-generic-complex="system" style:font-pitch-complex="variable" style:font-size-complex="13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Times New Roman" fo:font-family="'Times New Roman'" style:font-family-generic="roman" style:font-pitch="variable" fo:font-size="16pt" fo:font-weight="bold" officeooo:rsid="0049cc99" style:font-name-asian="NSimSun" style:font-family-asian="NSimSun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0:38:25.732000000</meta:creation-date>
    <dc:date>2022-03-10T10:06:28.307440411</dc:date>
    <meta:editing-duration>PT16H42M35S</meta:editing-duration>
    <meta:editing-cycles>344</meta:editing-cycles>
    <meta:generator>LibreOffice/6.4.7.2$Linux_X86_64 LibreOffice_project/40$Build-2</meta:generator>
    <meta:document-statistic meta:table-count="0" meta:image-count="0" meta:object-count="0" meta:page-count="2" meta:paragraph-count="76" meta:word-count="288" meta:character-count="1951" meta:non-whitespace-character-count="1718"/>
  </office:meta>
</office:document-meta>
</file>